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C0000030CF6A3896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withoutfill">
      <style:graphic-properties svg:stroke-color="#ffffff" draw:fill="solid" draw:fill-color="#ffffff" draw:textarea-vertical-align="middle" loext:decorative="false"/>
    </style:style>
    <style:style style:name="gr3" style:family="graphic" style:parent-style-name="objectwithoutfill">
      <style:graphic-properties svg:stroke-color="#ffffff" draw:fill="none" draw:fill-color="#ffffff" draw:textarea-vertical-align="middle" loext:decorative="false"/>
    </style:style>
    <style:style style:name="gr4" style:family="graphic" style:parent-style-name="standard">
      <style:graphic-properties svg:stroke-color="#ffffff" draw:fill-color="#ffffff" draw:textarea-horizontal-align="justify" draw:textarea-vertical-align="middle" draw:auto-grow-height="false" fo:min-height="0cm" fo:min-width="0cm" loext:decorative="false"/>
    </style:style>
    <style:style style:name="gr5" style:family="graphic" style:parent-style-name="objectwithoutfill">
      <style:graphic-properties svg:stroke-width="0.1cm" svg:stroke-color="#0369a3" draw:marker-start-width="0.35cm" draw:marker-end="Arrowheads_20_1" draw:marker-end-width="0.45cm" draw:fill="none" draw:fill-color="#ffffff" draw:textarea-vertical-align="middle" fo:padding-top="0.175cm" fo:padding-bottom="0.175cm" fo:padding-left="0.3cm" fo:padding-right="0.3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paragraph-properties fo:text-align="center"/>
    </style:style>
    <style:style style:name="P5" style:family="paragraph">
      <loext:graphic-properties draw:fill="none" draw:fill-color="#ffffff"/>
      <style:text-properties fo:color="#0369a3" loext:opacity="100%" fo:font-size="28pt" style:font-size-asian="28pt" style:font-size-complex="28pt"/>
    </style:style>
    <style:style style:name="T1" style:family="text">
      <style:text-properties fo:color="#0369a3" loext:opacity="100%"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2.8cm" svg:height="9.788cm" svg:x="1cm" svg:y="0.549cm">
          <draw:image xlink:href="Pictures/10000001000003FC0000030CF6A3896E.png" xlink:type="simple" xlink:show="embed" xlink:actuate="onLoad" draw:mime-type="image/png">
            <text:p/>
          </draw:image>
        </draw:frame>
        <draw:path draw:style-name="gr2" draw:text-style-name="P2" draw:layer="layout" svg:width="7.566cm" svg:height="4.045cm" draw:transform="rotate (-2.90178441436577) translate (8.37777429905307cm 2.76620045033294cm)" svg:viewBox="0 0 7567 4046" svg:d="M3376 3453c156 31 307 86 452 145 144 59 296 83 442 132 125 42 256 63 384 94 186 46 370 102 557 136 160 30 315 120 481 72 167-49 336-100 507-132 131-24 264 12 396-7s286 31 393-89c103-115 269-148 359-284 82-124 136-264 170-410 37-156 59-316 47-476-19-238-70-479-165-700-89-207-169-439-341-594-167-150-214-373-369-531-110-112-181-259-305-364-123-103-233-229-379-301-117-59-236-126-372-138-144-11-289-3-439-3-165 0-236 150-188 291 45 130 15 275 27 412 12 129 46 258 10 385-41 144-71 311-192 405-142 111-327 218-529 172-198-46-397-85-590-145-247-76-500-137-751-195-128-29-260-40-390-71-175-43-357-64-537-74-140-8-279-27-416-56-148-30-300-29-448-16-180 14-369 31-540 123-166 90-318 208-413 362-83 137-269 263-232 430 58 269 230 522 459 681 158 109 324 219 518 254 208 38 405 111 609 160 153 37 316 80 470 23 210-79 422 2 626 48 137 30 255 117 397 132l117 40 117 41 81 53z">
          <text:p/>
        </draw:path>
        <draw:path draw:style-name="gr2" draw:text-style-name="P2" draw:layer="layout" svg:width="7.339cm" svg:height="9.39cm" draw:transform="rotate (1.10706234454) translate (-2.31108237656009cm 9.03367880176957cm)" svg:viewBox="0 0 7340 9391" svg:d="M4648 700c306-24 595-138 891-206 190-44 364-127 548-187 136-45 269-101 403-151 156-60 317-95 478-126 120-22 318-81 363 71 50 169-110 313-232 417-206 176-448 322-715 384-164 38-321 100-488 130-172 31-336 119-473 236-131 113-282 209-443 272-144 57-276 140-423 187-136 44-261 117-388 182-221 113-401 287-605 428-199 137-321 358-467 549-110 143-214 301-364 407-109 77-204 173-317 247-127 84-188 238-211 383-24 157-77 309-135 458-57 147-44 304-26 453s-104 275-131 418-61 283-24 428c30 120 146 192 181 312 35 122 86 243 121 368 37 131 109 248 206 337 94 85 214 153 257 287 45 142 179 233 237 373 48 117 110 230 171 342 57 105 96 222 191 307 103 92 138 237 171 368 34 137 33 287-15 422-53 148-128 294-236 408-129 136-316 254-534 142-205-105-384-250-554-403-180-162-375-307-559-463-104-88-186-207-232-338-95-274-214-540-317-811-80-210-174-419-302-603-120-174-233-358-303-554-74-211-138-431-150-655-11-180-20-361-56-538-63-313-94-634-110-952-16-298-57-595-56-892 1-189 67-376 156-544 132-248 357-434 584-594 428-301 844-621 1289-896 282-174 572-332 861-493 160-90 314-199 488-257 162-54 314-134 479-176 152-39 317-141 478 0 107 94 214 189 262 321l35 122 15 55z">
          <text:p/>
        </draw:path>
        <draw:path draw:style-name="gr2" draw:text-style-name="P2" draw:layer="layout" svg:width="1.09cm" svg:height="2.613cm" draw:transform="rotate (1.90397968100061) translate (8.11384907382456cm 1.90361743451821cm)" svg:viewBox="0 0 1091 2614" svg:d="M870 13c49 6 101-7 144 14 52 26 84 90 76 148s-51 104-80 153c-36 59-93 107-119 172-26 64-60 124-91 187-27 55-63 109-86 169-17 43-31 90-38 136-9 63-17 129-26 194-8 55-35 110-64 159-27 46-72 82-95 130-19 40-35 86-37 132-2 55-59 78-89 114-36 43-86 75-120 122-28 40-23 93-21 142 1 35-68 71 15 100 58 20 4 108-28 148-28 34-43 79-61 120s-13 87-31 130c-17 42-14 115-58 129-69 20-62-102-60-152 3-61 26-119 51-173 21-49 15-97 22-146 9-54 9-112 18-166 9-55 11-112 16-166 7-77 31-153 52-227 19-64 34-132 61-191 38-85 92-165 131-249 31-64 37-137 51-209 11-60 22-120 46-174 27-60 22-124 46-183 20-52 30-110 46-161 23-77 82-131 125-192 27-37 46-83 73-119 35-46 85-71 130-100l14-4z">
          <text:p/>
        </draw:path>
        <draw:path draw:style-name="gr2" draw:text-style-name="P2" draw:layer="layout" svg:width="1.437cm" svg:height="3.581cm" draw:transform="rotate (1.33971473383085) translate (7.85047548582154cm 10.0449309639356cm)" svg:viewBox="0 0 1438 3582" svg:d="M1265 3582c45 1 85-6 131-40 62-46 42-86 20-123-27-45-44-108-115-92-49 11-80 63-131 75-45 10-91 31-141 16-63-19-110-72-143-125-31-49-67-95-96-144-25-43-43-107-10-151 36-48 99-56 153-63 62-8 116 34 158 73 43 40 87 78 139 108 51 29 38 139 104 85 35-29 3-92-18-132-22-41-53-79-61-127-8-46-14-94-16-141-1-50-17-98-21-148-4-41 8-122-69-107-45 9-83 41-129 52-71 17-128-36-190-60-67-27-133-61-198-94-68-36-141-79-180-151-26-49-47-101-58-154-12-60-54-97-75-149-19-47-46-94-55-145-15-72-39-145-52-217-16-92-4-187 5-277 8-76 17-150 36-223 14-55 41-107 45-161 6-67 79-89 122-121 43-33 93-56 138-85 47-31 68-83 121-103 52-21 98-72 106-126 8-59-19-117-44-169-22-45-64-72-70-125-5-48-18-97-37-141-18-41-33-108-97-95-65 13-116 57-155 106-75 94-128 206-186 312-38 69-65 149-87 227-18 65-10 130-24 194-38 182-78 368-81 556-2 92-13 188 13 277 28 97 18 195 59 289 65 152 126 310 168 471 16 62 48 121 64 182 25 93 40 191 85 280 37 75 89 143 125 220 32 67 73 133 93 207 17 61 74 91 121 120 52 33 113 56 174 65 59 9 116 38 177 24 52-11 103 10 151 27l30 18z">
          <text:p/>
        </draw:path>
        <draw:path draw:style-name="gr2" draw:text-style-name="P2" draw:layer="layout" svg:width="2.981cm" svg:height="0.563cm" draw:transform="rotate (0.13247049022637) translate (4.78911287268806cm 9.48163834815008cm)" svg:viewBox="0 0 2982 564" svg:d="M2590 446c46-5 91 13 137 7 46-7 95 24 140 13 44-10 117 25 115-49-1-63-73-87-120-107-57-25-115-59-178-54-54 4-108-10-160 5-58 16-119 25-177 33-53 7-105 12-158 17-48 5-93-4-138-5-47-1-89-29-133-35-48-6-92-18-139-23-47-4-95-13-140-18-59-7-117-19-172-32-65-16-131-26-193-47-45-15-95-18-143-24-68-9-136-26-201-44-53-15-102-43-158-46-52-3-106 3-156 0-48-3-94 8-142-2-47-9-97-14-143-19-53-5-107-28-160-8-49 19-100-13-146 28-66 59 15 153 48 196 53 69 123 131 201 174 49 27 104 48 161 56 117 15 237 16 353 38 64 12 129 36 195 30 153-14 295 56 453 26 84-16 172-6 257-21 62-11 125-21 188-15 56 6 103-27 148-48 46-22 97-37 148-41 51-5 105 4 154-19 44-20 97-9 141 11l42 9 42 6 38 9z">
          <text:p/>
        </draw:path>
        <draw:path draw:style-name="gr3" draw:text-style-name="P3" draw:layer="layout" svg:width="0.289cm" svg:height="0.284cm" draw:transform="rotate (-2.6778586713349) translate (7.04761627121997cm 9.57818262029584cm)" svg:viewBox="0 0 290 285" svg:d="M0 258c59-8 101 47 163 19 46-20 106-38 123-91 17-55-25-105-68-134l-51-31-41-15-30-6">
          <text:p/>
        </draw:path>
        <draw:path draw:style-name="gr3" draw:text-style-name="P3" draw:layer="layout" svg:width="0.568cm" svg:height="0.346cm" draw:transform="rotate (-2.08636658783402) translate (7.20799901891272cm 9.33014125711741cm)" svg:viewBox="0 0 569 347" svg:d="M0 347c69-1 138-15 205-28 50-9 103-21 155-23 55-2 114 34 165 14 102-38 2-159-31-219s-102-103-173-88c-53 11-105 37-145 72-53 47-29 116-30 175l12 37">
          <text:p/>
        </draw:path>
        <draw:custom-shape draw:style-name="gr4" draw:text-style-name="P4" draw:layer="layout" svg:width="0.324cm" svg:height="0.141cm" svg:x="6.744cm" svg:y="9.446cm">
          <text:p/>
          <draw:enhanced-geometry svg:viewBox="0 0 21600 21600" draw:type="rectangle" draw:enhanced-path="M 0 0 L 21600 0 21600 21600 0 21600 0 0 Z N"/>
        </draw:custom-shape>
        <draw:line draw:style-name="gr5" draw:text-style-name="P3" draw:layer="layout" svg:x1="6.722cm" svg:y1="6.922cm" svg:x2="6.7cm" svg:y2="0.325cm">
          <text:p/>
        </draw:line>
        <draw:line draw:style-name="gr5" draw:text-style-name="P3" draw:layer="layout" svg:x1="6.713cm" svg:y1="6.948cm" svg:x2="13.596cm" svg:y2="6.948cm">
          <text:p/>
        </draw:line>
        <draw:line draw:style-name="gr5" draw:text-style-name="P3" draw:layer="layout" svg:x1="6.688cm" svg:y1="6.948cm" svg:x2="4.921cm" svg:y2="8.467cm">
          <text:p/>
        </draw:line>
        <draw:frame draw:style-name="gr6" draw:text-style-name="P5" draw:layer="layout" svg:width="0.993cm" svg:height="1.352cm" svg:x="5.545cm" svg:y="0cm">
          <draw:text-box>
            <text:p><text:span text:style-name="T1">y</text:span></text:p>
          </draw:text-box>
        </draw:frame>
        <draw:frame draw:style-name="gr6" draw:text-style-name="P5" draw:layer="layout" svg:width="0.993cm" svg:height="1.352cm" svg:x="3.935cm" svg:y="7.714cm">
          <draw:text-box>
            <text:p><text:span text:style-name="T1">z</text:span></text:p>
          </draw:text-box>
        </draw:frame>
        <draw:frame draw:style-name="gr6" draw:text-style-name="P5" draw:layer="layout" svg:width="0.993cm" svg:height="1.352cm" svg:x="12.701cm" svg:y="5.259cm">
          <draw:text-box>
            <text:p><text:span text:style-name="T1">x</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4.8cm" fo:page-height="1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print-date>2025-05-13T14:23:17.881744403</meta:print-date>
    <meta:printed-by>PDF files</meta:printed-by>
    <dc:date>2025-05-13T14:30:38.890384560</dc:date>
    <meta:editing-duration>PT7M34S</meta:editing-duration>
    <meta:editing-cycles>2</meta:editing-cycles>
    <meta:generator>LibreOffice/24.2.7.2$Linux_X86_64 LibreOffice_project/420$Build-2</meta:generator>
    <meta:document-statistic meta:object-count="15"/>
  </office:meta>
</office:document-meta>
</file>